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1ebd33" officeooo:paragraph-rsid="001ebd33"/>
    </style:style>
    <style:style style:name="P2" style:family="paragraph" style:parent-style-name="Standard">
      <style:text-properties officeooo:paragraph-rsid="008b031c"/>
    </style:style>
    <style:style style:name="P3" style:family="paragraph" style:parent-style-name="Standard">
      <style:text-properties officeooo:rsid="008e987a" officeooo:paragraph-rsid="008e987a"/>
    </style:style>
    <style:style style:name="T1" style:family="text">
      <style:text-properties officeooo:rsid="001f7e5a"/>
    </style:style>
    <style:style style:name="T2" style:family="text">
      <style:text-properties officeooo:rsid="00210ca5"/>
    </style:style>
    <style:style style:name="T3" style:family="text">
      <style:text-properties officeooo:rsid="00229ee0"/>
    </style:style>
    <style:style style:name="T4" style:family="text">
      <style:text-properties officeooo:rsid="00238d50"/>
    </style:style>
    <style:style style:name="T5" style:family="text">
      <style:text-properties officeooo:rsid="002526b2"/>
    </style:style>
    <style:style style:name="T6" style:family="text">
      <style:text-properties officeooo:rsid="002639c2"/>
    </style:style>
    <style:style style:name="T7" style:family="text">
      <style:text-properties officeooo:rsid="00268f07"/>
    </style:style>
    <style:style style:name="T8" style:family="text">
      <style:text-properties officeooo:rsid="0027868e"/>
    </style:style>
    <style:style style:name="T9" style:family="text">
      <style:text-properties officeooo:rsid="00280800"/>
    </style:style>
    <style:style style:name="T10" style:family="text">
      <style:text-properties officeooo:rsid="0028585a"/>
    </style:style>
    <style:style style:name="T11" style:family="text">
      <style:text-properties fo:language="en" fo:country="GB"/>
    </style:style>
    <style:style style:name="T12" style:family="text">
      <style:text-properties fo:language="en" fo:country="GB" officeooo:rsid="002a5452"/>
    </style:style>
    <style:style style:name="T13" style:family="text">
      <style:text-properties fo:language="en" fo:country="GB" officeooo:rsid="002b7a3f"/>
    </style:style>
    <style:style style:name="T14" style:family="text">
      <style:text-properties fo:language="en" fo:country="GB" officeooo:rsid="002c1891"/>
    </style:style>
    <style:style style:name="T15" style:family="text">
      <style:text-properties fo:language="en" fo:country="GB" officeooo:rsid="002da6cd"/>
    </style:style>
    <style:style style:name="T16" style:family="text">
      <style:text-properties fo:language="en" fo:country="GB" officeooo:rsid="002e8b13"/>
    </style:style>
    <style:style style:name="T17" style:family="text">
      <style:text-properties fo:language="en" fo:country="GB" officeooo:rsid="002efac7"/>
    </style:style>
    <style:style style:name="T18" style:family="text">
      <style:text-properties fo:language="en" fo:country="GB" officeooo:rsid="002fce21"/>
    </style:style>
    <style:style style:name="T19" style:family="text">
      <style:text-properties fo:language="en" fo:country="GB" officeooo:rsid="0030b1d0"/>
    </style:style>
    <style:style style:name="T20" style:family="text">
      <style:text-properties fo:language="en" fo:country="GB" officeooo:rsid="00328757"/>
    </style:style>
    <style:style style:name="T21" style:family="text">
      <style:text-properties fo:language="en" fo:country="GB" officeooo:rsid="003b244b"/>
    </style:style>
    <style:style style:name="T22" style:family="text">
      <style:text-properties fo:language="en" fo:country="GB" officeooo:rsid="003d06ea"/>
    </style:style>
    <style:style style:name="T23" style:family="text">
      <style:text-properties fo:language="en" fo:country="GB" officeooo:rsid="003fbbab"/>
    </style:style>
    <style:style style:name="T24" style:family="text">
      <style:text-properties fo:language="en" fo:country="GB" officeooo:rsid="00401f9a"/>
    </style:style>
    <style:style style:name="T25" style:family="text">
      <style:text-properties fo:language="en" fo:country="GB" officeooo:rsid="0040673b"/>
    </style:style>
    <style:style style:name="T26" style:family="text">
      <style:text-properties fo:language="en" fo:country="GB" officeooo:rsid="00430cbd"/>
    </style:style>
    <style:style style:name="T27" style:family="text">
      <style:text-properties fo:language="en" fo:country="GB" officeooo:rsid="00449e91"/>
    </style:style>
    <style:style style:name="T28" style:family="text">
      <style:text-properties fo:language="en" fo:country="GB" officeooo:rsid="00466ce8"/>
    </style:style>
    <style:style style:name="T29" style:family="text">
      <style:text-properties fo:language="en" fo:country="GB" officeooo:rsid="0046cdcc"/>
    </style:style>
    <style:style style:name="T30" style:family="text">
      <style:text-properties fo:language="en" fo:country="GB" officeooo:rsid="004823d4"/>
    </style:style>
    <style:style style:name="T31" style:family="text">
      <style:text-properties fo:language="en" fo:country="GB" officeooo:rsid="00493b0a"/>
    </style:style>
    <style:style style:name="T32" style:family="text">
      <style:text-properties fo:language="en" fo:country="GB" officeooo:rsid="004a0ddc"/>
    </style:style>
    <style:style style:name="T33" style:family="text">
      <style:text-properties fo:language="en" fo:country="GB" officeooo:rsid="004b672d"/>
    </style:style>
    <style:style style:name="T34" style:family="text">
      <style:text-properties fo:language="en" fo:country="GB" officeooo:rsid="004f4697"/>
    </style:style>
    <style:style style:name="T35" style:family="text">
      <style:text-properties fo:language="en" fo:country="GB" officeooo:rsid="0050dc11"/>
    </style:style>
    <style:style style:name="T36" style:family="text">
      <style:text-properties fo:language="en" fo:country="GB" officeooo:rsid="00525254"/>
    </style:style>
    <style:style style:name="T37" style:family="text">
      <style:text-properties fo:language="en" fo:country="GB" officeooo:rsid="0052c38e"/>
    </style:style>
    <style:style style:name="T38" style:family="text">
      <style:text-properties fo:language="en" fo:country="GB" officeooo:rsid="00540e82"/>
    </style:style>
    <style:style style:name="T39" style:family="text">
      <style:text-properties fo:language="en" fo:country="GB" officeooo:rsid="005455c6"/>
    </style:style>
    <style:style style:name="T40" style:family="text">
      <style:text-properties fo:language="en" fo:country="GB" officeooo:rsid="0055d19a"/>
    </style:style>
    <style:style style:name="T41" style:family="text">
      <style:text-properties fo:language="en" fo:country="GB" officeooo:rsid="0057a164"/>
    </style:style>
    <style:style style:name="T42" style:family="text">
      <style:text-properties fo:language="en" fo:country="GB" officeooo:rsid="00599609"/>
    </style:style>
    <style:style style:name="T43" style:family="text">
      <style:text-properties fo:language="en" fo:country="GB" officeooo:rsid="005b72e5"/>
    </style:style>
    <style:style style:name="T44" style:family="text">
      <style:text-properties fo:language="en" fo:country="GB" officeooo:rsid="005d0f01"/>
    </style:style>
    <style:style style:name="T45" style:family="text">
      <style:text-properties fo:language="en" fo:country="GB" officeooo:rsid="005d7d52"/>
    </style:style>
    <style:style style:name="T46" style:family="text">
      <style:text-properties fo:language="en" fo:country="GB" officeooo:rsid="005e9398"/>
    </style:style>
    <style:style style:name="T47" style:family="text">
      <style:text-properties fo:language="en" fo:country="GB" officeooo:rsid="006016cd"/>
    </style:style>
    <style:style style:name="T48" style:family="text">
      <style:text-properties fo:language="en" fo:country="GB" officeooo:rsid="006026da"/>
    </style:style>
    <style:style style:name="T49" style:family="text">
      <style:text-properties fo:language="en" fo:country="GB" officeooo:rsid="0060b106"/>
    </style:style>
    <style:style style:name="T50" style:family="text">
      <style:text-properties fo:language="en" fo:country="GB" officeooo:rsid="0062769e"/>
    </style:style>
    <style:style style:name="T51" style:family="text">
      <style:text-properties fo:language="en" fo:country="GB" officeooo:rsid="00635a8d"/>
    </style:style>
    <style:style style:name="T52" style:family="text">
      <style:text-properties fo:language="en" fo:country="GB" officeooo:rsid="006367fc"/>
    </style:style>
    <style:style style:name="T53" style:family="text">
      <style:text-properties fo:language="en" fo:country="GB" officeooo:rsid="00659fc0"/>
    </style:style>
    <style:style style:name="T54" style:family="text">
      <style:text-properties fo:language="en" fo:country="GB" officeooo:rsid="0066da32"/>
    </style:style>
    <style:style style:name="T55" style:family="text">
      <style:text-properties fo:language="en" fo:country="GB" officeooo:rsid="00685e12"/>
    </style:style>
    <style:style style:name="T56" style:family="text">
      <style:text-properties fo:language="en" fo:country="GB" officeooo:rsid="0069507b"/>
    </style:style>
    <style:style style:name="T57" style:family="text">
      <style:text-properties fo:language="en" fo:country="GB" officeooo:rsid="006ae3a8"/>
    </style:style>
    <style:style style:name="T58" style:family="text">
      <style:text-properties fo:language="en" fo:country="GB" officeooo:rsid="006c4f82"/>
    </style:style>
    <style:style style:name="T59" style:family="text">
      <style:text-properties fo:language="en" fo:country="GB" officeooo:rsid="006cc492"/>
    </style:style>
    <style:style style:name="T60" style:family="text">
      <style:text-properties fo:language="en" fo:country="GB" officeooo:rsid="006e0c8d"/>
    </style:style>
    <style:style style:name="T61" style:family="text">
      <style:text-properties fo:language="en" fo:country="GB" officeooo:rsid="00706091"/>
    </style:style>
    <style:style style:name="T62" style:family="text">
      <style:text-properties fo:language="en" fo:country="GB" officeooo:rsid="0071376b"/>
    </style:style>
    <style:style style:name="T63" style:family="text">
      <style:text-properties fo:language="en" fo:country="GB" officeooo:rsid="0072a0a4"/>
    </style:style>
    <style:style style:name="T64" style:family="text">
      <style:text-properties fo:language="en" fo:country="GB" officeooo:rsid="007489b5"/>
    </style:style>
    <style:style style:name="T65" style:family="text">
      <style:text-properties fo:language="en" fo:country="GB" officeooo:rsid="007674f7"/>
    </style:style>
    <style:style style:name="T66" style:family="text">
      <style:text-properties fo:language="en" fo:country="GB" officeooo:rsid="00786cef"/>
    </style:style>
    <style:style style:name="T67" style:family="text">
      <style:text-properties fo:language="en" fo:country="GB" officeooo:rsid="00798408"/>
    </style:style>
    <style:style style:name="T68" style:family="text">
      <style:text-properties fo:language="en" fo:country="GB" officeooo:rsid="0079be8e"/>
    </style:style>
    <style:style style:name="T69" style:family="text">
      <style:text-properties fo:language="en" fo:country="GB" officeooo:rsid="007a5110"/>
    </style:style>
    <style:style style:name="T70" style:family="text">
      <style:text-properties fo:language="en" fo:country="GB" officeooo:rsid="007a7d90"/>
    </style:style>
    <style:style style:name="T71" style:family="text">
      <style:text-properties fo:language="en" fo:country="GB" officeooo:rsid="007bf655"/>
    </style:style>
    <style:style style:name="T72" style:family="text">
      <style:text-properties fo:language="en" fo:country="GB" officeooo:rsid="007bfc38"/>
    </style:style>
    <style:style style:name="T73" style:family="text">
      <style:text-properties fo:language="en" fo:country="GB" officeooo:rsid="007c4812"/>
    </style:style>
    <style:style style:name="T74" style:family="text">
      <style:text-properties fo:language="en" fo:country="GB" officeooo:rsid="007d2422"/>
    </style:style>
    <style:style style:name="T75" style:family="text">
      <style:text-properties fo:language="en" fo:country="GB" officeooo:rsid="007d759f"/>
    </style:style>
    <style:style style:name="T76" style:family="text">
      <style:text-properties fo:language="en" fo:country="GB" officeooo:rsid="007e8ca3"/>
    </style:style>
    <style:style style:name="T77" style:family="text">
      <style:text-properties fo:language="en" fo:country="GB" officeooo:rsid="007fa018"/>
    </style:style>
    <style:style style:name="T78" style:family="text">
      <style:text-properties fo:language="en" fo:country="GB" officeooo:rsid="0080aa60"/>
    </style:style>
    <style:style style:name="T79" style:family="text">
      <style:text-properties fo:language="en" fo:country="GB" officeooo:rsid="00811b21"/>
    </style:style>
    <style:style style:name="T80" style:family="text">
      <style:text-properties fo:language="en" fo:country="GB" officeooo:rsid="008274d1"/>
    </style:style>
    <style:style style:name="T81" style:family="text">
      <style:text-properties fo:language="en" fo:country="GB" officeooo:rsid="0083bad0"/>
    </style:style>
    <style:style style:name="T82" style:family="text">
      <style:text-properties fo:language="en" fo:country="GB" officeooo:rsid="00856c88"/>
    </style:style>
    <style:style style:name="T83" style:family="text">
      <style:text-properties fo:language="en" fo:country="GB" officeooo:rsid="00862e7a"/>
    </style:style>
    <style:style style:name="T84" style:family="text">
      <style:text-properties fo:language="en" fo:country="GB" officeooo:rsid="00863776"/>
    </style:style>
    <style:style style:name="T85" style:family="text">
      <style:text-properties fo:language="en" fo:country="GB" officeooo:rsid="0086b130"/>
    </style:style>
    <style:style style:name="T86" style:family="text">
      <style:text-properties fo:language="en" fo:country="GB" officeooo:rsid="0087f11e"/>
    </style:style>
    <style:style style:name="T87" style:family="text">
      <style:text-properties fo:language="en" fo:country="GB" officeooo:rsid="0089244e"/>
    </style:style>
    <style:style style:name="T88" style:family="text">
      <style:text-properties fo:language="en" fo:country="GB" officeooo:rsid="008af1e8"/>
    </style:style>
    <style:style style:name="T89" style:family="text">
      <style:text-properties fo:language="en" fo:country="GB" officeooo:rsid="008b031c"/>
    </style:style>
    <style:style style:name="T90" style:family="text">
      <style:text-properties fo:language="en" fo:country="GB" officeooo:rsid="008b41f5"/>
    </style:style>
    <style:style style:name="T91" style:family="text">
      <style:text-properties fo:language="en" fo:country="GB" officeooo:rsid="008b6167"/>
    </style:style>
    <style:style style:name="T92" style:family="text">
      <style:text-properties fo:language="en" fo:country="GB" officeooo:rsid="008c4c3d"/>
    </style:style>
    <style:style style:name="T93" style:family="text">
      <style:text-properties fo:language="en" fo:country="GB" officeooo:rsid="008ca64d"/>
    </style:style>
    <style:style style:name="T94" style:family="text">
      <style:text-properties fo:language="en" fo:country="GB" officeooo:rsid="008e987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 like to thank the hosts of this event for inviting me, and I wanna thank you all for coming. I have a rather serious matter to discuss with you today, so we’ll get right to it. <text:span text:style-name="T1">The results of rising CO2-emissions are becoming more and more apparent. </text:span><text:span text:style-name="T2">Global disasters, </text:span><text:span text:style-name="T3">extinction of species and Ozone-holes three times the size of Brazil. </text:span><text:span text:style-name="T4">The majority of emissions are caused by global energy production. </text:span><text:span text:style-name="T5">That, together </text:span><text:span text:style-name="T6">with the fact that energy has become a luxury, </text:span><text:span text:style-name="T7">not affordable by 3rd-world-countries, </text:span><text:span text:style-name="T8">now leads to the conclusion, that we need clean and cheap energy to </text:span><text:span text:style-name="T10">satisfy</text:span><text:span text:style-name="T8"> global </text:span><text:span text:style-name="T9">needs. </text:span></text:p>
      <text:p text:style-name="P2"><text:span text:style-name="T12">Now, lets take a look at some </text:span><text:span text:style-name="T13">sources of energy: Coal? Depletable and responsible for 40% of </text:span><text:span text:style-name="T14">CO2-emissions from energy. Oil? Same problem as with coal. </text:span><text:span text:style-name="T15">Maybe biofuel and waste? </text:span><text:span text:style-name="T16">Renewable, but </text:span><text:span text:style-name="T17">not to be neglected in emissions and also not </text:span><text:span text:style-name="T19">reliable as a main energy source, </text:span><text:span text:style-name="T20">because there's not enough fuel</text:span><text:span text:style-name="T18">. </text:span><text:span text:style-name="T21">Only wind, water, solar, nuclear and alternative </text:span><text:span text:style-name="T22">innovative</text:span><text:span text:style-name="T21"> energy sources remain. </text:span><text:span text:style-name="T23">The “ecological” sources, water, wind and solar, are currently </text:span><text:span text:style-name="T24">being built and are arguably the best source until mankind expands their civilization to levels requiring constructs like Dyson-Spheres. </text:span><text:span text:style-name="T25">They’re </text:span><text:span text:style-name="T26">cheap, reliable </text:span><text:span text:style-name="T27">and don’t use any depletable resources. </text:span><text:span text:style-name="T28">But until the switch </text:span><text:span text:style-name="T29">from oil and coal to these energy-sources is completed, it’s most likely gonna be too late and </text:span><text:span text:style-name="T30">global temperature will have risen enough, to destroy </text:span><text:span text:style-name="T31">humanity, or chase it back into </text:span><text:span text:style-name="T32">a lifestyle </text:span><text:span text:style-name="T33">of primates. So what to use as a temporary solution? Alternative energ</text:span><text:span text:style-name="T34">ies</text:span><text:span text:style-name="T33"> are </text:span><text:span text:style-name="T34">nice </text:span><text:span text:style-name="T35">but most of them are not likely to work at all and others need years of </text:span><text:span text:style-name="T36">design, production and problem solving, </text:span><text:span text:style-name="T37">to get them to work on an effective level. </text:span><text:span text:style-name="T38">Tidal power, for example, is the dream of renewable energy production: almost no cost, buildable at every coast with mediocre or better tide</text:span><text:span text:style-name="T39">s </text:span><text:span text:style-name="T40">and </text:span><text:span text:style-name="T41">huge energy outputs. </text:span><text:span text:style-name="T42">The Problem? </text:span><text:span text:style-name="T43">The tides are too strong and </text:span><text:span text:style-name="T44">the cost of repairing the plant every few months </text:span><text:span text:style-name="T45">outweighs the energy gained by a wide margin. </text:span><text:span text:style-name="T46">Until these designs are ready to be used on large scale </text:span><text:span text:style-name="T47">and </text:span><text:span text:style-name="T48">renewable energies are able to meet demand, </text:span><text:span text:style-name="T49">we need nuclear power. </text:span><text:span text:style-name="T50">An increasingly popular opinion </text:span><text:span text:style-name="T51">and the only solution </text:span><text:span text:style-name="T52">for rising energy demands and the simultaneous switch to renewable energies. </text:span><text:span text:style-name="T53">At the current usage, Uranium is likely to last for approximately 200 years until it is depleted. </text:span><text:span text:style-name="T54">If we quadruple </text:span><text:span text:style-name="T55">the </text:span><text:span text:style-name="T56">usage </text:span><text:span text:style-name="T57">of nuclear energy, it would last 50 years. Not much, </text:span><text:span text:style-name="T58">but other radioactive elements, such as </text:span><text:span text:style-name="T59">Plutonium, </text:span><text:span text:style-name="T60">have to be taken into consideration too. </text:span><text:span text:style-name="T61">There are already reactors designed and built, able to handle such </text:span><text:span text:style-name="T62">fuel and thus we can triple </text:span><text:span text:style-name="T63">the lasting time to around 150 years. </text:span><text:span text:style-name="T64">A solid buffer, until we discover, or </text:span><text:span text:style-name="T65">complete</text:span><text:span text:style-name="T64"> and built and already discovered source, that’</text:span><text:span text:style-name="T66">s able to serve as a</text:span><text:span text:style-name="T67"> nondepletable source. </text:span><text:span text:style-name="T68">Common </text:span><text:span text:style-name="T69">objections on the matter, are, </text:span><text:span text:style-name="T70">first nuclear waste. </text:span><text:span text:style-name="T71">But, as president of Environmental Progress puts it: </text:span><text:span text:style-name="T72">We are already producing waste from other </text:span><text:span text:style-name="T73">energy sources: it’s called pollution and it kills 7 million people each year. </text:span><text:span text:style-name="T82">The second objection are nuclear accidents. </text:span><text:span text:style-name="T83">But again, we’d have to compare it to fossil fuels, with something called “The Nuclear Death Toll”.</text:span><text:span text:style-name="T73"> </text:span><text:span text:style-name="T74">To </text:span><text:span text:style-name="T75">satisfy the demand of </text:span><text:span text:style-name="T76">energy in the united states alone, </text:span><text:span text:style-name="T77">fossil fuels kill 61 people in the course of each year. </text:span><text:span text:style-name="T78">Meanwhile, nuclear energy killed an estimate </text:span><text:span text:style-name="T79">of 10.000 people, ever since it existed. </text:span><text:span text:style-name="T80">These deaths are mostly </text:span><text:span text:style-name="T81">caused by indirect consequences </text:span><text:span text:style-name="T84">of accidents, such as stress among older residents, </text:span><text:span text:style-name="T85">or mass panics. </text:span><text:span text:style-name="T86">Additionally, the cause of the accidents was most often an inexperienced crew, pressure from the government, design flaws to reduce cost and because no regulations were in order to enforce security and human</text:span><text:span text:style-name="T87">s being</text:span><text:span text:style-name="T86"> incompetence and </text:span><text:span text:style-name="T87">lacking knowledge. </text:span><text:span text:style-name="T88">Most of these problems were literally outlawed an can now be neglected. </text:span></text:p>
      <text:p text:style-name="P2"><text:span text:style-name="T88"/></text:p>
      <text:p text:style-name="P2"><text:span text:style-name="T89">So in conclusion: </text:span><text:span text:style-name="T90">Nuclear energy is needed, but wont stay forever. For </text:span><text:span text:style-name="T91">long-time-solutions we’ll need solar, water and wind – energy, </text:span><text:span text:style-name="T92">or innovative alternatives. But until then, nuclear power is a must to preserve the species, </text:span><text:span text:style-name="T93">satisfy it’s high demand of energy and </text:span><text:span text:style-name="T94">keep the atmosphere clean.</text:span></text:p>
      <text:p text:style-name="P3"><text:span text:style-name="T11">Thank you for listen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17:00:55.445000000</meta:creation-date>
    <meta:editing-cycles>106</meta:editing-cycles>
    <meta:editing-duration>PT51M12S</meta:editing-duration>
    <dc:date>2023-11-26T17:52:59.276000000</dc:date>
    <meta:generator>LibreOffice/7.5.4.2$Windows_X86_64 LibreOffice_project/36ccfdc35048b057fd9854c757a8b67ec53977b6</meta:generator>
    <meta:document-statistic meta:table-count="0" meta:image-count="0" meta:object-count="0" meta:page-count="1" meta:paragraph-count="4" meta:word-count="683" meta:character-count="4145" meta:non-whitespace-character-count="3463"/>
  </office:meta>
</office:document-meta>
</file>